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218.44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50.49pt"/>
    </style:style>
    <style:style style:name="co15" style:family="table-column">
      <style:table-column-properties fo:break-before="auto" style:column-width="116.56pt"/>
    </style:style>
    <style:style style:name="co16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fo:border-left="0.74pt solid #000000" fo:border-right="none" fo:border-top="none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6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8"/>
          <table:table-cell table:number-columns-repeated="5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22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18" office:value-type="string" calcext:value-type="string">
            <text:p>cpu</text:p>
          </table:table-cell>
          <table:table-cell table:style-name="ce18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17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17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17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800.73pt" svg:y="2824.36pt">
            <draw:object draw:notify-on-update-of-ranges="Timing.I214:Timing.R214 Timing.H215:Timing.H215 Timing.I215:Timing.R215 Timing.H216:Timing.H216 Timing.I216:Timing.R216 Timing.H217:Timing.H217 Timing.I217:Timing.R2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44.93pt" svg:height="288.4pt" svg:x="703.19pt" svg:y="4688.7pt">
            <draw:object draw:notify-on-update-of-ranges="Timing.I372:Timing.R372 Timing.H373:Timing.H373 Timing.I373:Timing.R373 Timing.H374:Timing.H374 Timing.I374:Timing.R374 Timing.H375:Timing.H375 Timing.I375:Timing.R375 Timing.H376:Timing.H376 Timing.I376:Timing.R3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705.97pt" svg:height="332.82pt" svg:x="711.95pt" svg:y="5252.8pt">
            <draw:object draw:notify-on-update-of-ranges="Timing.I406:Timing.AE406 Timing.H407:Timing.H407 Timing.I407:Timing.AE407 Timing.H408:Timing.H408 Timing.I408:Timing.AE408 Timing.H409:Timing.H409 Timing.I409:Timing.AE409 Timing.H410:Timing.H410 Timing.I410:Timing.AE410 Timing.S526:Timing.S5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59.73pt" svg:height="316.23pt" svg:x="784.29pt" svg:y="9697.63pt">
            <draw:object draw:notify-on-update-of-ranges="Timing.I927:Timing.AD927 Timing.H928:Timing.H928 Timing.I928:Timing.AD928 Timing.H929:Timing.H929 Timing.I929:Timing.AD929 Timing.H930:Timing.H930 Timing.I930:Timing.AD9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51pt" svg:height="255.09pt" svg:x="847.9pt" svg:y="3274.61pt">
            <draw:object draw:notify-on-update-of-ranges="Timing.I249:Timing.T249 Timing.H250:Timing.H250 Timing.I250:Timing.T250 Timing.H251:Timing.H251 Timing.I251:Timing.T251 Timing.H252:Timing.H252 Timing.I252:Timing.T2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537.14pt" svg:height="329.78pt" svg:x="704.75pt" svg:y="5691.8pt">
            <draw:object draw:notify-on-update-of-ranges="Timing.I444:Timing.U444 Timing.H445:Timing.H445 Timing.I445:Timing.U445 Timing.H446:Timing.H446 Timing.I446:Timing.U446 Timing.H447:Timing.H447 Timing.I447:Timing.U44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607.8pt" svg:height="286.55pt" svg:x="789.76pt" svg:y="2436.66pt">
            <draw:object draw:notify-on-update-of-ranges="Timing.I185:Timing.I185 Timing.J185:Timing.N185 Timing.I186:Timing.I186 Timing.J186:Timing.N186 Timing.I187:Timing.I187 Timing.J187:Timing.N18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18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22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17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/>
          <table:table-cell table:number-columns-repeated="1017"/>
        </table:table-row>
        <table:table-row table:style-name="ro2">
          <table:table-cell table:style-name="ce17" office:value-type="string" calcext:value-type="string">
            <text:p>Matrix – Platform compare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width: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22"/>
          <table:table-cell office:value-type="string" calcext:value-type="string">
            <text:p>height:</text:p>
          </table:table-cell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58.47852" calcext:value-type="float">
            <text:p>58.47852</text:p>
          </table:table-cell>
          <table:table-cell office:value-type="float" office:value="29.671871" calcext:value-type="float">
            <text:p>29.671871</text:p>
          </table:table-cell>
          <table:table-cell office:value-type="float" office:value="16.260778" calcext:value-type="float">
            <text:p>16.260778</text:p>
          </table:table-cell>
          <table:table-cell office:value-type="float" office:value="16.239317" calcext:value-type="float">
            <text:p>16.239317</text:p>
          </table:table-cell>
          <table:table-cell office:value-type="float" office:value="16.254746" calcext:value-type="float">
            <text:p>16.25474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/>
          <table:table-cell office:value-type="string" calcext:value-type="string">
            <text:p>pi4 64-bits</text:p>
          </table:table-cell>
          <table:table-cell office:value-type="float" office:value="34.449104" calcext:value-type="float">
            <text:p>34.449104</text:p>
          </table:table-cell>
          <table:table-cell table:number-columns-repeated="2"/>
          <table:table-cell office:value-type="float" office:value="4.425815" calcext:value-type="float">
            <text:p>4.425815</text:p>
          </table:table-cell>
          <table:table-cell table:number-columns-repeated="1011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table:number-columns-repeated="1017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>
          <table:table-cell office:value-type="float" office:value="20210423" calcext:value-type="float">
            <text:p>20210423</text:p>
          </table:table-cell>
          <table:table-cell office:value-type="string" calcext:value-type="string">
            <text:p>fd7c097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63.935462" calcext:value-type="float">
            <text:p>63.9354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041854" calcext:value-type="float">
            <text:p>5.041854</text:p>
          </table:table-cell>
          <table:table-cell table:number-columns-repeated="1018"/>
        </table:table-row>
        <table:table-row table:style-name="ro1">
          <table:table-cell office:value-type="float" office:value="20210427" calcext:value-type="float">
            <text:p>20210427</text:p>
          </table:table-cell>
          <table:table-cell office:value-type="string" calcext:value-type="string">
            <text:p>335dde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calar</text:p>
          </table:table-cell>
          <table:table-cell office:value-type="float" office:value="17.626494" calcext:value-type="float">
            <text:p>17.6264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4.449104" calcext:value-type="float">
            <text:p>34.4491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4.425815" calcext:value-type="float">
            <text:p>4.4258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calar</text:p>
          </table:table-cell>
          <table:table-cell office:value-type="float" office:value="75.609017" calcext:value-type="float">
            <text:p>75.60901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8.47852" calcext:value-type="float">
            <text:p>58.4785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2</text:p>
          </table:table-cell>
          <table:table-cell office:value-type="float" office:value="29.671871" calcext:value-type="float">
            <text:p>29.67187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4</text:p>
          </table:table-cell>
          <table:table-cell office:value-type="float" office:value="16.260778" calcext:value-type="float">
            <text:p>16.26077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239317" calcext:value-type="float">
            <text:p>16.2393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254746" calcext:value-type="float">
            <text:p>16.25474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7" office:value-type="string" calcext:value-type="string">
            <text:p>DFT – in unit test, 10 iterations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/>
          <table:table-cell table:style-name="ce24" office:value-type="string" calcext:value-type="string">
            <text:p>-n=12</text:p>
          </table:table-cell>
          <table:table-cell table:style-name="ce24" table:number-columns-repeated="1015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– 10 iterations, n=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matrix mul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3d sin/cos, 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lib functions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hardware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19662" calcext:value-type="float">
            <text:p>0.019662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25099" calcext:value-type="float">
            <text:p>0.025099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039354" calcext:value-type="float">
            <text:p>0.039354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matrix mult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6605" calcext:value-type="float">
            <text:p>0.00660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hardware sin/cos, before fix combineImmediates()</text:p>
          </table:table-cell>
          <table:table-cell table:number-columns-repeated="1023"/>
        </table:table-row>
        <table:table-row table:style-name="ro1" table:visibility="collapse">
          <table:table-cell/>
          <table:table-cell office:value-type="string" calcext:value-type="string">
            <text:p>2a1afbf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6923" calcext:value-type="float">
            <text:p>0.169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397" calcext:value-type="float">
            <text:p>0.0033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7955" calcext:value-type="float">
            <text:p>0.17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65" calcext:value-type="float">
            <text:p>0.00386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84" calcext:value-type="float">
            <text:p>0.0037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42904" calcext:value-type="float">
            <text:p>0.1429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53" calcext:value-type="float">
            <text:p>0.00345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3" calcext:value-type="float">
            <text:p>0.00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48475" calcext:value-type="float">
            <text:p>0.44847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777" calcext:value-type="float">
            <text:p>0.0047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1" calcext:value-type="float">
            <text:p>0.00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08397" calcext:value-type="float">
            <text:p>0.8083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864" calcext:value-type="float">
            <text:p>0.00986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881" calcext:value-type="float">
            <text:p>0.0048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538913" calcext:value-type="float">
            <text:p>0.5389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8646" calcext:value-type="float">
            <text:p>0.0086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915302" calcext:value-type="float">
            <text:p>0.915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65" calcext:value-type="float">
            <text:p>0.0073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15" calcext:value-type="float">
            <text:p>0.004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892363" calcext:value-type="float">
            <text:p>1.89236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22609" calcext:value-type="float">
            <text:p>0.02260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7578" calcext:value-type="float">
            <text:p>0.0075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051611" calcext:value-type="float">
            <text:p>1.0516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9707" calcext:value-type="float">
            <text:p>0.01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592049" calcext:value-type="float">
            <text:p>1.5920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929" calcext:value-type="float">
            <text:p>0.01092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516" calcext:value-type="float">
            <text:p>0.004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488528" calcext:value-type="float">
            <text:p>3.48852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382" calcext:value-type="float">
            <text:p>0.0093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657937" calcext:value-type="float">
            <text:p>1.65793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6425" calcext:value-type="float">
            <text:p>0.03642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8243" calcext:value-type="float">
            <text:p>0.008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25322" calcext:value-type="float">
            <text:p>2.5253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24" calcext:value-type="float">
            <text:p>0.0190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605" calcext:value-type="float">
            <text:p>0.0066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21409" calcext:value-type="float">
            <text:p>5.6214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9579" calcext:value-type="float">
            <text:p>0.06957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7013" calcext:value-type="float">
            <text:p>0.0170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43255" calcext:value-type="float">
            <text:p>2.54325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1282" calcext:value-type="float">
            <text:p>0.0612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6111" calcext:value-type="float">
            <text:p>0.016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753905" calcext:value-type="float">
            <text:p>3.75390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8.622221" calcext:value-type="float">
            <text:p>8.62222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110916" calcext:value-type="float">
            <text:p>0.11091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9812" calcext:value-type="float">
            <text:p>0.01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615705" calcext:value-type="float">
            <text:p>3.61570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90005" calcext:value-type="float">
            <text:p>0.09000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7206" calcext:value-type="float">
            <text:p>0.0172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5.335776" calcext:value-type="float">
            <text:p>5.33577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2.468999" calcext:value-type="float">
            <text:p>12.4689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4.921598" calcext:value-type="float">
            <text:p>4.92159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125327" calcext:value-type="float">
            <text:p>0.12532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24154" calcext:value-type="float">
            <text:p>0.024154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7.297044" calcext:value-type="float">
            <text:p>7.29704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7.372218" calcext:value-type="float">
            <text:p>17.37221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6.503704" calcext:value-type="float">
            <text:p>6.5037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66728" calcext:value-type="float">
            <text:p>0.16672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25001" calcext:value-type="float">
            <text:p>0.025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9.653728" calcext:value-type="float">
            <text:p>9.65372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3.280038" calcext:value-type="float">
            <text:p>23.2800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8.38951" calcext:value-type="float">
            <text:p>8.38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214055" calcext:value-type="float">
            <text:p>0.2140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33893" calcext:value-type="float">
            <text:p>0.033893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2.485017" calcext:value-type="float">
            <text:p>12.4850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0.502626" calcext:value-type="float">
            <text:p>30.5026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0.581951" calcext:value-type="float">
            <text:p>10.581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267898" calcext:value-type="float">
            <text:p>0.26789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38656" calcext:value-type="float">
            <text:p>0.038656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5.786796" calcext:value-type="float">
            <text:p>15.7867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8.979947" calcext:value-type="float">
            <text:p>38.9799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126435" calcext:value-type="float">
            <text:p>13.126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32773" calcext:value-type="float">
            <text:p>0.327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48728" calcext:value-type="float">
            <text:p>0.048728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9.632117" calcext:value-type="float">
            <text:p>19.6321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9.210608" calcext:value-type="float">
            <text:p>49.21060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046404" calcext:value-type="float">
            <text:p>16.0464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393616" calcext:value-type="float">
            <text:p>0.3936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53801" calcext:value-type="float">
            <text:p>0.053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4.128931" calcext:value-type="float">
            <text:p>24.1289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0.819853" calcext:value-type="float">
            <text:p>60.81985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9.150559" calcext:value-type="float">
            <text:p>19.1505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hardware sin/cos, after fix combineImmediates()</text:p>
          </table:table-cell>
          <table:table-cell table:number-columns-repeated="1023"/>
        </table:table-row>
        <table:table-row table:style-name="ro1">
          <table:table-cell office:value-type="float" office:value="20210411" calcext:value-type="float">
            <text:p>20210411</text:p>
          </table:table-cell>
          <table:table-cell office:value-type="string" calcext:value-type="string">
            <text:p>b9f7607</text:p>
          </table:table-cell>
          <table:table-cell table:style-name="Default"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3693" calcext:value-type="float">
            <text:p>0.23369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263" calcext:value-type="float">
            <text:p>0.0032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134" calcext:value-type="float">
            <text:p>0.003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0445" calcext:value-type="float">
            <text:p>0.23044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419" calcext:value-type="float">
            <text:p>0.0044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693" calcext:value-type="float">
            <text:p>0.003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87842" calcext:value-type="float">
            <text:p>0.1878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83" calcext:value-type="float">
            <text:p>0.0033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632458" calcext:value-type="float">
            <text:p>0.6324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62" calcext:value-type="float">
            <text:p>0.00456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1.069293" calcext:value-type="float">
            <text:p>1.0692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226" calcext:value-type="float">
            <text:p>0.004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72622" calcext:value-type="float">
            <text:p>0.726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297" calcext:value-type="float">
            <text:p>0.00629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722" calcext:value-type="float">
            <text:p>0.003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08654" calcext:value-type="float">
            <text:p>1.30865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6828" calcext:value-type="float">
            <text:p>0.00682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534454" calcext:value-type="float">
            <text:p>2.53445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7567" calcext:value-type="float">
            <text:p>0.0175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713" calcext:value-type="float">
            <text:p>0.0067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419073" calcext:value-type="float">
            <text:p>1.4190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5213" calcext:value-type="float">
            <text:p>0.0152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5821" calcext:value-type="float">
            <text:p>0.0058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284412" calcext:value-type="float">
            <text:p>2.28441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262" calcext:value-type="float">
            <text:p>0.0042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641444" calcext:value-type="float">
            <text:p>4.64144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1501" calcext:value-type="float">
            <text:p>0.0315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7824" calcext:value-type="float">
            <text:p>0.007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440048" calcext:value-type="float">
            <text:p>2.44004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7051" calcext:value-type="float">
            <text:p>0.027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805" calcext:value-type="float">
            <text:p>0.006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600694" calcext:value-type="float">
            <text:p>3.6006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2819" calcext:value-type="float">
            <text:p>0.01281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5121" calcext:value-type="float">
            <text:p>0.0051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.595735" calcext:value-type="float">
            <text:p>7.595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51777" calcext:value-type="float">
            <text:p>0.05177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807" calcext:value-type="float">
            <text:p>0.0118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795593" calcext:value-type="float">
            <text:p>3.79559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4434" calcext:value-type="float">
            <text:p>0.04443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0335" calcext:value-type="float">
            <text:p>0.010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275904" calcext:value-type="float">
            <text:p>5.2759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1.544667" calcext:value-type="float">
            <text:p>11.54466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76455" calcext:value-type="float">
            <text:p>0.076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5567" calcext:value-type="float">
            <text:p>0.015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71639" calcext:value-type="float">
            <text:p>5.47163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5779" calcext:value-type="float">
            <text:p>0.0657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4909" calcext:value-type="float">
            <text:p>0.014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380059" calcext:value-type="float">
            <text:p>7.38005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6.491252" calcext:value-type="float">
            <text:p>16.4912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491412" calcext:value-type="float">
            <text:p>7.49141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9051" calcext:value-type="float">
            <text:p>0.09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9662" calcext:value-type="float">
            <text:p>0.0196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917256" calcext:value-type="float">
            <text:p>9.9172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2.628417" calcext:value-type="float">
            <text:p>22.6284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891461" calcext:value-type="float">
            <text:p>9.8914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19858" calcext:value-type="float">
            <text:p>0.1198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878" calcext:value-type="float">
            <text:p>0.01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960022" calcext:value-type="float">
            <text:p>12.960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9.972836" calcext:value-type="float">
            <text:p>29.9728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724494" calcext:value-type="float">
            <text:p>12.72449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53304" calcext:value-type="float">
            <text:p>0.1533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25099" calcext:value-type="float">
            <text:p>0.025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518452" calcext:value-type="float">
            <text:p>16.5184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8.783405" calcext:value-type="float">
            <text:p>38.78340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010569" calcext:value-type="float">
            <text:p>16.0105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91492" calcext:value-type="float">
            <text:p>0.1914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7739" calcext:value-type="float">
            <text:p>0.027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.622666" calcext:value-type="float">
            <text:p>20.6226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49.004652" calcext:value-type="float">
            <text:p>49.0046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9.742452" calcext:value-type="float">
            <text:p>19.7424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233613" calcext:value-type="float">
            <text:p>0.2336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35538" calcext:value-type="float">
            <text:p>0.035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5.360197" calcext:value-type="float">
            <text:p>25.36019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61.10497" calcext:value-type="float">
            <text:p>61.104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3.888499" calcext:value-type="float">
            <text:p>23.88849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80455" calcext:value-type="float">
            <text:p>0.2804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39354" calcext:value-type="float">
            <text:p>0.0393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Oops 144 miss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collapse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number-rows-repeated="27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1047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2" office:value-type="string" calcext:value-type="string">
            <text:p>-read=</text:p>
          </table:table-cell>
          <table:table-cell table:style-name="ce66" office:value-type="string" calcext:value-type="string">
            <text:p>-d=</text:p>
          </table:table-cell>
          <table:table-cell table:style-name="ce6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61" table:number-columns-repeated="4"/>
          <table:table-cell table:style-name="ce63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18" office:value-type="string" calcext:value-type="string">
            <text:p>40b92f8</text:p>
          </table:table-cell>
          <table:table-cell table:style-name="ce18" office:value-type="string" calcext:value-type="string">
            <text:p>rianne</text:p>
          </table:table-cell>
          <table:table-cell table:style-name="ce18" office:value-type="string" calcext:value-type="string">
            <text:p>pi3</text:p>
          </table:table-cell>
          <table:table-cell table:style-name="ce64" office:value-type="string" calcext:value-type="string">
            <text:p>prefetch</text:p>
          </table:table-cell>
          <table:table-cell table:style-name="ce67" office:value-type="float" office:value="512" calcext:value-type="float">
            <text:p>512</text:p>
          </table:table-cell>
          <table:table-cell table:style-name="ce6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default</text:p>
          </table:table-cell>
          <table:table-cell table:style-name="ce67"/>
          <table:table-cell table:style-name="ce6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tmu</text:p>
          </table:table-cell>
          <table:table-cell table:style-name="ce67"/>
          <table:table-cell table:style-name="ce6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64" office:value-type="string" calcext:value-type="string">
            <text:p>prefetch</text:p>
          </table:table-cell>
          <table:table-cell table:style-name="ce65" office:value-type="float" office:value="576" calcext:value-type="float">
            <text:p>576</text:p>
          </table:table-cell>
          <table:table-cell table:style-name="ce6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6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6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22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4" office:value-type="string" calcext:value-type="string">
            <text:p>Hostname</text:p>
          </table:table-cell>
          <table:table-cell table:style-name="ce24" office:value-type="string" calcext:value-type="string">
            <text:p>Architecture</text:p>
          </table:table-cell>
          <table:table-cell table:style-name="ce24" office:value-type="string" calcext:value-type="string">
            <text:p>Model</text:p>
          </table:table-cell>
          <table:table-cell table:style-name="ce24" office:value-type="string" calcext:value-type="string">
            <text:p>Snapshot Date</text:p>
          </table:table-cell>
          <table:table-cell table:style-name="ce24" office:value-type="string" calcext:value-type="string">
            <text:p>Debian Version</text:p>
          </table:table-cell>
          <table:table-cell table:style-name="ce24" office:value-type="string" calcext:value-type="string">
            <text:p>Kernel version</text:p>
          </table:table-cell>
          <table:table-cell table:style-name="ce24" office:value-type="string" calcext:value-type="string">
            <text:p>Comments</text:p>
          </table:table-cell>
          <table:table-cell table:style-name="ce24" office:value-type="string" calcext:value-type="string">
            <text:p>uname -a</text:p>
          </table:table-cell>
          <table:table-cell table:style-name="ce24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22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06:08:49.446332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4-26T06:52:11.907450736</dc:date>
    <meta:editing-duration>P16DT10H5M8S</meta:editing-duration>
    <meta:editing-cycles>109</meta:editing-cycles>
    <meta:generator>LibreOffice/6.1.5.2$Linux_ARM_EABI LibreOffice_project/10$Build-2</meta:generator>
    <meta:document-statistic meta:table-count="4" meta:cell-count="507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H249:Timing.T252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I249:Timing.T2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250:Timing.T250" chart:label-cell-address="Timing.H250:Timing.H250" chart:class="chart:bar">
            <chart:data-point chart:repeated="12"/>
          </chart:series>
          <chart:series chart:style-name="ch8" chart:values-cell-range-address="Timing.I251:Timing.T251" chart:label-cell-address="Timing.H251:Timing.H251" chart:class="chart:bar">
            <chart:data-point chart:repeated="12"/>
          </chart:series>
          <chart:series chart:style-name="ch9" chart:values-cell-range-address="Timing.I252:Timing.T252" chart:label-cell-address="Timing.H252:Timing.H25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49:Timing.T24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50:Timing.H250</svg:desc>
                </draw:g>
              </table:table-cell>
              <table:table-cell office:value-type="float" office:value="0.003428">
                <text:p>0.003428</text:p>
                <draw:g>
                  <svg:desc>Timing.I250:Timing.T250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H251:Timing.H251</svg:desc>
                </draw:g>
              </table:table-cell>
              <table:table-cell office:value-type="float" office:value="0.003708">
                <text:p>0.003708</text:p>
                <draw:g>
                  <svg:desc>Timing.I251:Timing.T251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H252:Timing.H252</svg:desc>
                </draw:g>
              </table:table-cell>
              <table:table-cell office:value-type="float" office:value="0.003499">
                <text:p>0.003499</text:p>
                <draw:g>
                  <svg:desc>Timing.I252:Timing.T252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5cm" svg:height="11.635cm" xlink:href=".." xlink:type="simple" chart:class="chart:bar" chart:style-name="ch1">
        <chart:title svg:x="6.971cm" svg:y="0.368cm" chart:style-name="ch2">
          <text:p>v3d  sin/cos - inline float</text:p>
        </chart:title>
        <chart:subtitle svg:x="7.857cm" svg:y="1.379cm" chart:style-name="ch3">
          <text:p>-d=8, 10 iterations</text:p>
        </chart:subtitle>
        <chart:legend chart:legend-position="end" svg:x="15.787cm" svg:y="5.02cm" style:legend-expansion="high" chart:style-name="ch4"/>
        <chart:plot-area chart:style-name="ch5" table:cell-range-address="Timing.H444:Timing.U447" chart:data-source-has-labels="both" svg:x="1.39cm" svg:y="2.294cm" svg:width="14.018cm" svg:height="8.128cm">
          <chartooo:coordinate-region svg:x="2.488cm" svg:y="2.493cm" svg:width="12.92cm" svg:height="7.282cm"/>
          <chart:axis chart:dimension="x" chart:name="primary-x" chart:style-name="ch6" chartooo:axis-type="auto">
            <chartooo:date-scale/>
            <chart:title svg:x="7.111cm" svg:y="10.654cm" chart:style-name="ch7">
              <text:p>Matrix dimension</text:p>
            </chart:title>
            <chart:categories table:cell-range-address="Timing.I444:Timing.U444"/>
          </chart:axis>
          <chart:axis chart:dimension="y" chart:name="primary-y" chart:style-name="ch8">
            <chart:title svg:x="0.451cm" svg:y="7.024cm" chart:style-name="ch9">
              <text:p>seconds</text:p>
            </chart:title>
            <chart:grid chart:style-name="ch10" chart:class="major"/>
          </chart:axis>
          <chart:series chart:style-name="ch11" chart:values-cell-range-address="Timing.I445:Timing.U445" chart:label-cell-address="Timing.H445:Timing.H445" chart:class="chart:bar">
            <chart:data-point chart:repeated="13"/>
          </chart:series>
          <chart:series chart:style-name="ch12" chart:values-cell-range-address="Timing.I446:Timing.U446" chart:label-cell-address="Timing.H446:Timing.H446" chart:class="chart:bar">
            <chart:data-point chart:repeated="13"/>
          </chart:series>
          <chart:series chart:style-name="ch13" chart:values-cell-range-address="Timing.I447:Timing.U447" chart:label-cell-address="Timing.H447:Timing.H447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444:Timing.U44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 lib functions</text:p>
                <draw:g>
                  <svg:desc>Timing.H445:Timing.H445</svg:desc>
                </draw:g>
              </table:table-cell>
              <table:table-cell office:value-type="float" office:value="0.003499">
                <text:p>0.003499</text:p>
                <draw:g>
                  <svg:desc>Timing.I445:Timing.U445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hardware</text:p>
                <draw:g>
                  <svg:desc>Timing.H446:Timing.H446</svg:desc>
                </draw:g>
              </table:table-cell>
              <table:table-cell office:value-type="float" office:value="0.003383">
                <text:p>0.003383</text:p>
                <draw:g>
                  <svg:desc>Timing.I446:Timing.U446</svg:desc>
                </draw:g>
              </table:table-cell>
              <table:table-cell office:value-type="float" office:value="0.003722">
                <text:p>0.003722</text:p>
              </table:table-cell>
              <table:table-cell office:value-type="float" office:value="0.005821">
                <text:p>0.005821</text:p>
              </table:table-cell>
              <table:table-cell office:value-type="float" office:value="0.006805">
                <text:p>0.006805</text:p>
              </table:table-cell>
              <table:table-cell office:value-type="float" office:value="0.010335">
                <text:p>0.010335</text:p>
              </table:table-cell>
              <table:table-cell office:value-type="float" office:value="0.014909">
                <text:p>0.014909</text:p>
              </table:table-cell>
              <table:table-cell office:value-type="float" office:value="0.019662">
                <text:p>0.019662</text:p>
              </table:table-cell>
              <table:table-cell office:value-type="float" office:value="0.01878">
                <text:p>0.01878</text:p>
              </table:table-cell>
              <table:table-cell office:value-type="float" office:value="0.025099">
                <text:p>0.025099</text:p>
              </table:table-cell>
              <table:table-cell office:value-type="float" office:value="0.027739">
                <text:p>0.027739</text:p>
              </table:table-cell>
              <table:table-cell office:value-type="float" office:value="0.035538">
                <text:p>0.035538</text:p>
              </table:table-cell>
              <table:table-cell office:value-type="float" office:value="0.039354">
                <text:p>0.03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matrix mult</text:p>
                <draw:g>
                  <svg:desc>Timing.H447:Timing.H447</svg:desc>
                </draw:g>
              </table:table-cell>
              <table:table-cell office:value-type="float" office:value="0.00326">
                <text:p>0.00326</text:p>
                <draw:g>
                  <svg:desc>Timing.I447:Timing.U447</svg:desc>
                </draw:g>
              </table:table-cell>
              <table:table-cell office:value-type="float" office:value="0.00351">
                <text:p>0.00351</text:p>
              </table:table-cell>
              <table:table-cell office:value-type="float" office:value="0.004515">
                <text:p>0.004515</text:p>
              </table:table-cell>
              <table:table-cell office:value-type="float" office:value="0.004516">
                <text:p>0.004516</text:p>
              </table:table-cell>
              <table:table-cell office:value-type="float" office:value="0.006605">
                <text:p>0.0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43cm" svg:height="10.11cm" xlink:href=".." xlink:type="simple" chart:class="chart:bar" chart:style-name="ch1">
        <chart:title svg:x="9.751cm" svg:y="0.338cm" chart:style-name="ch2">
          <text:p>HeatMap</text:p>
        </chart:title>
        <chart:subtitle svg:x="8.534cm" svg:y="1.319cm" chart:style-name="ch3">
          <text:p>512x506, 1500 Iterations</text:p>
        </chart:subtitle>
        <chart:legend chart:legend-position="end" svg:x="19.1cm" svg:y="4.507cm" style:legend-expansion="high" chart:style-name="ch4"/>
        <chart:plot-area chart:style-name="ch5" table:cell-range-address="Timing.I185:Timing.N187" chart:data-source-has-labels="both" svg:x="1.439cm" svg:y="2.204cm" svg:width="17.233cm" svg:height="6.723cm">
          <chartooo:coordinate-region svg:x="2.06cm" svg:y="2.403cm" svg:width="16.612cm" svg:height="5.877cm"/>
          <chart:axis chart:dimension="x" chart:name="primary-x" chart:style-name="ch6" chartooo:axis-type="auto">
            <chartooo:date-scale/>
            <chart:title svg:x="9.191cm" svg:y="9.129cm" chart:style-name="ch7">
              <text:p>Num QPUs</text:p>
            </chart:title>
            <chart:categories table:cell-range-address="Timing.J185:Timing.N185"/>
          </chart:axis>
          <chart:axis chart:dimension="x" chart:name="secondary-x" chart:style-name="ch8"/>
          <chart:axis chart:dimension="y" chart:name="primary-y" chart:style-name="ch9">
            <chart:title svg:x="0.451cm" svg:y="6.257cm" chart:style-name="ch10">
              <text:p>Seconds</text:p>
            </chart:title>
            <chart:grid chart:style-name="ch11" chart:class="major"/>
          </chart:axis>
          <chart:series chart:style-name="ch12" chart:values-cell-range-address="Timing.J186:Timing.N186" chart:label-cell-address="Timing.I186:Timing.I186" chart:class="chart:bar">
            <chart:data-point chart:repeated="5"/>
          </chart:series>
          <chart:series chart:style-name="ch13" chart:values-cell-range-address="Timing.J187:Timing.N187" chart:label-cell-address="Timing.I187:Timing.I18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ming.J185:Timing.N18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Timing.I186:Timing.I186</svg:desc>
                </draw:g>
              </table:table-cell>
              <table:table-cell office:value-type="float" office:value="58.47852">
                <text:p>58.47852</text:p>
                <draw:g>
                  <svg:desc>Timing.J186:Timing.N186</svg:desc>
                </draw:g>
              </table:table-cell>
              <table:table-cell office:value-type="float" office:value="29.671871">
                <text:p>29.671871</text:p>
              </table:table-cell>
              <table:table-cell office:value-type="float" office:value="16.260778">
                <text:p>16.260778</text:p>
              </table:table-cell>
              <table:table-cell office:value-type="float" office:value="16.239317">
                <text:p>16.239317</text:p>
              </table:table-cell>
              <table:table-cell office:value-type="float" office:value="16.254746">
                <text:p>16.254746</text:p>
              </table:table-cell>
            </table:table-row>
            <table:table-row>
              <table:table-cell office:value-type="string">
                <text:p>pi4 64-bits</text:p>
                <draw:g>
                  <svg:desc>Timing.I187:Timing.I187</svg:desc>
                </draw:g>
              </table:table-cell>
              <table:table-cell office:value-type="float" office:value="34.449104">
                <text:p>34.449104</text:p>
                <draw:g>
                  <svg:desc>Timing.J187:Timing.N1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5815">
                <text:p>4.425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H214:Timing.R217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I214:Timing.R214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I215:Timing.R215" chart:label-cell-address="Timing.H215:Timing.H215" chart:class="chart:bar">
            <chart:data-point chart:repeated="10"/>
          </chart:series>
          <chart:series chart:style-name="ch12" chart:values-cell-range-address="Timing.I216:Timing.R216" chart:label-cell-address="Timing.H216:Timing.H216" chart:class="chart:bar">
            <chart:data-point chart:repeated="10"/>
          </chart:series>
          <chart:series chart:style-name="ch13" chart:values-cell-range-address="Timing.I217:Timing.R217" chart:label-cell-address="Timing.H217:Timing.H217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14:Timing.R21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15:Timing.H215</svg:desc>
                </draw:g>
              </table:table-cell>
              <table:table-cell office:value-type="float" office:value="0.003205">
                <text:p>0.003205</text:p>
                <draw:g>
                  <svg:desc>Timing.I215:Timing.R215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H216:Timing.H216</svg:desc>
                </draw:g>
              </table:table-cell>
              <table:table-cell office:value-type="float" office:value="0.003964">
                <text:p>0.003964</text:p>
                <draw:g>
                  <svg:desc>Timing.I216:Timing.R216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H217:Timing.H217</svg:desc>
                </draw:g>
              </table:table-cell>
              <table:table-cell office:value-type="float" office:value="0.003467">
                <text:p>0.003467</text:p>
                <draw:g>
                  <svg:desc>Timing.I217:Timing.R217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H372:Timing.R376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I372:Timing.R372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I373:Timing.R373" chart:label-cell-address="Timing.H373:Timing.H373" chart:class="chart:bar">
            <chart:data-point chart:repeated="10"/>
          </chart:series>
          <chart:series chart:style-name="ch12" chart:values-cell-range-address="Timing.I374:Timing.R374" chart:label-cell-address="Timing.H374:Timing.H374" chart:class="chart:bar">
            <chart:data-point chart:repeated="10"/>
          </chart:series>
          <chart:series chart:style-name="ch13" chart:values-cell-range-address="Timing.I375:Timing.R375" chart:label-cell-address="Timing.H375:Timing.H375" chart:class="chart:bar">
            <chart:data-point chart:repeated="10"/>
          </chart:series>
          <chart:series chart:style-name="ch14" chart:values-cell-range-address="Timing.I376:Timing.R376" chart:label-cell-address="Timing.H376:Timing.H376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72:Timing.R37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73:Timing.H373</svg:desc>
                </draw:g>
              </table:table-cell>
              <table:table-cell office:value-type="float" office:value="0.005854">
                <text:p>0.005854</text:p>
                <draw:g>
                  <svg:desc>Timing.I373:Timing.R373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H374:Timing.H374</svg:desc>
                </draw:g>
              </table:table-cell>
              <table:table-cell office:value-type="float" office:value="0.003205">
                <text:p>0.003205</text:p>
                <draw:g>
                  <svg:desc>Timing.I374:Timing.R374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H375:Timing.H375</svg:desc>
                </draw:g>
              </table:table-cell>
              <table:table-cell office:value-type="float" office:value="0.002477">
                <text:p>0.002477</text:p>
                <draw:g>
                  <svg:desc>Timing.I375:Timing.R375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H376:Timing.H376</svg:desc>
                </draw:g>
              </table:table-cell>
              <table:table-cell office:value-type="float" office:value="0.003428">
                <text:p>0.003428</text:p>
                <draw:g>
                  <svg:desc>Timing.I376:Timing.R3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I406:Timing.AE410 Timing.H406:Timing.H410 Timing.S526:Timing.S526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I406:Timing.AE406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I407:Timing.AE407" chart:label-cell-address="Timing.H407:Timing.H407" chart:class="chart:bar">
            <chart:data-point chart:repeated="23"/>
          </chart:series>
          <chart:series chart:style-name="ch13" chart:values-cell-range-address="Timing.I408:Timing.AE408" chart:label-cell-address="Timing.H408:Timing.H408" chart:class="chart:bar">
            <chart:data-point chart:repeated="23"/>
          </chart:series>
          <chart:series chart:style-name="ch14" chart:values-cell-range-address="Timing.I409:Timing.AE409" chart:label-cell-address="Timing.H409:Timing.H409" chart:class="chart:bar">
            <chart:data-point chart:repeated="23"/>
          </chart:series>
          <chart:series chart:style-name="ch15" chart:values-cell-range-address="Timing.I410:Timing.AE410" chart:label-cell-address="Timing.H410:Timing.H410" chart:class="chart:bar">
            <chart:data-point chart:repeated="23"/>
            <loext:propertry-mapping loext:property="FillColor" loext:cell-range-address="Timing.S526:Timing.S5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406:Timing.AE406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407:Timing.H407</svg:desc>
                </draw:g>
              </table:table-cell>
              <table:table-cell office:value-type="float" office:value="0.006209">
                <text:p>0.006209</text:p>
                <draw:g>
                  <svg:desc>Timing.I407:Timing.AE407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H408:Timing.H408</svg:desc>
                </draw:g>
              </table:table-cell>
              <table:table-cell office:value-type="float" office:value="0.003467">
                <text:p>0.003467</text:p>
                <draw:g>
                  <svg:desc>Timing.I408:Timing.AE408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409:Timing.H409</svg:desc>
                </draw:g>
              </table:table-cell>
              <table:table-cell office:value-type="float" office:value="0.002753">
                <text:p>0.002753</text:p>
                <draw:g>
                  <svg:desc>Timing.I409:Timing.AE409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H410:Timing.H410</svg:desc>
                </draw:g>
              </table:table-cell>
              <table:table-cell office:value-type="float" office:value="0.003499">
                <text:p>0.003499</text:p>
                <draw:g>
                  <svg:desc>Timing.I410:Timing.AE4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S526:Timing.S52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H927:Timing.AD930" chart:data-source-has-labels="both" svg:x="1.405cm" svg:y="1.361cm" svg:width="15.473cm" svg:height="8.592cm">
          <chartooo:coordinate-region svg:x="2.212cm" svg:y="1.561cm" svg:width="14.666cm" svg:height="7.745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I927:Timing.AD927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I928:Timing.AD928" chart:label-cell-address="Timing.H928:Timing.H928" chart:class="chart:bar">
            <chart:data-point chart:repeated="22"/>
          </chart:series>
          <chart:series chart:style-name="ch11" chart:values-cell-range-address="Timing.I929:Timing.AD929" chart:label-cell-address="Timing.H929:Timing.H929" chart:class="chart:bar">
            <chart:data-point chart:repeated="22"/>
          </chart:series>
          <chart:series chart:style-name="ch12" chart:values-cell-range-address="Timing.I930:Timing.AD930" chart:label-cell-address="Timing.H930:Timing.H930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927:Timing.AD92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H928:Timing.H928</svg:desc>
                </draw:g>
              </table:table-cell>
              <table:table-cell office:value-type="float" office:value="0.071671">
                <text:p>0.071671</text:p>
                <draw:g>
                  <svg:desc>Timing.I928:Timing.AD9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929:Timing.H929</svg:desc>
                </draw:g>
              </table:table-cell>
              <table:table-cell office:value-type="float" office:value="0.452014">
                <text:p>0.452014</text:p>
                <draw:g>
                  <svg:desc>Timing.I929:Timing.AD929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H930:Timing.H930</svg:desc>
                </draw:g>
              </table:table-cell>
              <table:table-cell office:value-type="float" office:value="0.548715">
                <text:p>0.548715</text:p>
                <draw:g>
                  <svg:desc>Timing.I930:Timing.AD930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